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d9e" officeooo:paragraph-rsid="00100d9e"/>
    </style:style>
    <style:style style:name="P2" style:family="paragraph" style:parent-style-name="Standard">
      <style:text-properties officeooo:rsid="0012221e" officeooo:paragraph-rsid="0012221e"/>
    </style:style>
    <style:style style:name="T1" style:family="text">
      <style:text-properties officeooo:rsid="0010a428"/>
    </style:style>
    <style:style style:name="T2" style:family="text">
      <style:text-properties officeooo:rsid="001222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ke a picture of setup</text:p>
      <text:p text:style-name="P1"/>
      <text:p text:style-name="P1">procedure</text:p>
      <text:p text:style-name="P1"/>
      <text:p text:style-name="P1">Week 1 Instructions: Exploring the Onset of Chaos</text:p>
      <text:p text:style-name="P1"/>
      <text:p text:style-name="P1">Objective</text:p>
      <text:p text:style-name="P1">To study the onset of chaos in a nonlinear RLC circuit and begin observing period doubling, chaotic behavior, and bifurcation patterns.</text:p>
      <text:p text:style-name="P1"/>
      <text:p text:style-name="P1">Week 1 Tasks</text:p>
      <text:p text:style-name="P1"/>
      <text:p text:style-name="P1">Task A: Nonlinear RLC Circuit</text:p>
      <text:p text:style-name="P1"/>
      <text:p text:style-name="P1">1.Setup:</text:p>
      <text:p text:style-name="P1"><text:s text:c="3"/>- Assemble the nonlinear RLC circuit as shown in the diagram.</text:p>
      <text:p text:style-name="P1">- Use a sine wave generator set at ~12 kHz and 10 V amplitude. Connect an oscilloscope to monitor \( V_R \) and \( V_0 \).</text:p>
      <text:p text:style-name="P1"/>
      <text:p text:style-name="P1">- <text:span text:style-name="T1">2 potentiometers one that’s a voltage divider, tune with v0 knob, same as changing arm length in driven spring.</text:span></text:p>
      <text:p text:style-name="P1">- <text:span text:style-name="T2">vr knob just until stabl</text:span></text:p>
      <text:p text:style-name="P1">- <text:span text:style-name="T2">trigger source channel 1</text:span></text:p>
      <text:p text:style-name="P1">- <text:span text:style-name="T2">average</text:span></text:p>
      <text:p text:style-name="P2">- v0 knob 0.1V</text:p>
      <text:p text:style-name="P2">- function generator go up frequency until right before sine wave distorted on oscilloscope</text:p>
      <text:p text:style-name="P1"/>
      <text:p text:style-name="P1">2. Initial Observations:</text:p>
      <text:p text:style-name="P1"><text:s text:c="3"/>- Use the oscilloscope in time mode and Lissajous mode to view \( V_R \) and \( V_0 \).</text:p>
      <text:p text:style-name="P1"><text:s text:c="3"/>- Adjust the frequency near resonance without distorting the sinusoidal waveform.</text:p>
      <text:p text:style-name="P1"/>
      <text:p text:style-name="P1">3. FFT Analysis:</text:p>
      <text:p text:style-name="P1"><text:s text:c="3"/>- Analyze the spectrum with an FFT (frequency span set to 12.5 kHz).</text:p>
      <text:p text:style-name="P1"><text:s text:c="3"/>- Observe peaks, including any frequency doubling, by adjusting the driving frequency.</text:p>
      <text:p text:style-name="P1"/>
      <text:p text:style-name="P1">4. Observing Period Doubling:</text:p>
      <text:p text:style-name="P1"><text:s text:c="3"/>- Gradually increase \( V_0 \) while observing changes in Lissajous figures and FFT peaks.</text:p>
      <text:p text:style-name="P1"><text:s text:c="3"/>- Look for evidence of period doubling and chaotic transitions.</text:p>
      <text:p text:style-name="P1"/>
      <text:p text:style-name="P1">5. Data Collection:</text:p>
      <text:p text:style-name="P1"><text:s text:c="3"/>- Record waveform data showing at least two period doublings (e.g., 4 peaks in FFT or a 4-loop Lissajous figure).</text:p>
      <text:p text:style-name="P1"><text:s text:c="3"/>- Save waveform and Fourier spectrum data for analysis in MATLAB.</text:p>
      <text:p text:style-name="P1"/>
      <text:p text:style-name="P1">6. Bifurcation Diagram:</text:p>
      <text:p text:style-name="P1"><text:s text:c="3"/>- Plot \( V_R \) against \( V_0 \) for different values, capturing periodicity changes at doubling points.</text:p>
      <text:p text:style-name="P1"><text:s text:c="3"/>- Identify threshold values where period doubling occurs.</text:p>
      <text:p text:style-name="P1"/>
      <text:p text:style-name="P1">7. Feigenbaum Constant:</text:p>
      <text:p text:style-name="P1"><text:s text:c="3"/>- Use data to calculate the Feigenbaum constant \( \delta \) and estimate \( a_\infty \), validating results with theoretical values.</text:p>
      <text:p text:style-name="P1"><text:soft-page-break/></text:p>
      <text:p text:style-name="P1">Deliverables</text:p>
      <text:p text:style-name="P1">- Plots of \( V_R \) vs. time, Lissajous curves, and FFT spectra for each phase.</text:p>
      <text:p text:style-name="P1">- A bifurcation diagram detailing period doubling points.</text:p>
      <text:p text:style-name="P1">- Calculations and estimates for \( \delta \) and \( a_\infty \).</text:p>
      <text:p text:style-name="P1"/>
      <text:p text:style-name="P1">Complete all data acquisition and preliminary analysis before Week 2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0:20:42.075128940</meta:creation-date>
    <meta:generator>LibreOffice/24.2.6.2$Linux_X86_64 LibreOffice_project/420$Build-2</meta:generator>
    <dc:date>2024-11-21T19:19:27.669203266</dc:date>
    <meta:editing-duration>PT8H20M28S</meta:editing-duration>
    <meta:editing-cycles>2</meta:editing-cycles>
    <meta:document-statistic meta:table-count="0" meta:image-count="0" meta:object-count="0" meta:page-count="2" meta:paragraph-count="38" meta:word-count="357" meta:character-count="2138" meta:non-whitespace-character-count="1783"/>
  </office:meta>
</office:document-meta>
</file>